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MvcResult.setFlashMap( FlashMap flash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getFl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getMa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setRequest( Mock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setMav( ModelAndView ma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setInterceptors( HandlerInterceptor [ ]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setHandler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ge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setResponse( Mock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getResolv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setResolvedException( Exception resolv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getModelAnd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StubMvcResult( MockHttpServletRequest request , Object handler , HandlerInterceptor [ ] interceptors , Exception resolvedException , ModelAndView mav , FlashMap flashMap , Mock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MvcResult.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getAsync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vcResult.getAsyncResult( long timeToWa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